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2ba93" officeooo:paragraph-rsid="0002ba93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line-height="150%" fo:text-align="end" style:justify-single-word="false" style:page-number="auto" fo:background-color="transparent">
        <style:tab-stops>
          <style:tab-stop style:position="9.991cm"/>
        </style:tab-stops>
      </style:paragraph-properties>
      <style:text-properties style:font-name="Times New Roman" fo:font-size="14pt" officeooo:rsid="0002ba93" officeooo:paragraph-rsid="0002ba93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7.001cm" style:auto-text-indent="false" fo:background-color="transparent">
        <style:tab-stops>
          <style:tab-stop style:position="9.991cm"/>
        </style:tab-stops>
      </style:paragraph-properties>
      <style:text-properties style:font-name="Times New Roman" fo:font-size="14pt" officeooo:rsid="00037436" officeooo:paragraph-rsid="00037436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line-height="150%" fo:text-align="end" style:justify-single-word="false" style:page-number="auto" fo:background-color="transparent">
        <style:tab-stops>
          <style:tab-stop style:position="9.991cm"/>
        </style:tab-stops>
      </style:paragraph-properties>
      <style:text-properties style:font-name="Times New Roman" fo:font-size="14pt" officeooo:rsid="00037436" officeooo:paragraph-rsid="00037436" style:font-size-asian="14pt" style:font-size-complex="14pt"/>
    </style:style>
    <style:style style:name="P5" style:family="paragraph" style:parent-style-name="Standard">
      <loext:graphic-properties draw:fill="none"/>
      <style:paragraph-properties fo:line-height="150%" fo:text-align="end" style:justify-single-word="false" fo:background-color="transparent">
        <style:tab-stops>
          <style:tab-stop style:position="9.991cm"/>
        </style:tab-stops>
      </style:paragraph-properties>
      <style:text-properties style:font-name="Times New Roman" fo:font-size="14pt" officeooo:rsid="00037436" officeooo:paragraph-rsid="00037436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2ba93" officeooo:paragraph-rsid="0002ba93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.499cm" style:auto-text-indent="false" fo:background-color="transparent">
        <style:tab-stops>
          <style:tab-stop style:position="9.991cm"/>
        </style:tab-stops>
      </style:paragraph-properties>
      <style:text-properties style:font-name="Times New Roman" fo:font-size="14pt" fo:language="uk" fo:country="UA" fo:font-weight="bold" officeooo:rsid="000e9f97" officeooo:paragraph-rsid="000e9f97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9.991cm"/>
        </style:tab-stops>
      </style:paragraph-properties>
      <style:text-properties style:font-name="Times New Roman" fo:font-size="14pt" fo:language="uk" fo:country="UA" fo:font-weight="bold" officeooo:rsid="000e9f97" officeooo:paragraph-rsid="000e9f97" style:font-size-asian="14pt" style:font-weight-asian="bold" style:font-size-complex="14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>
        <style:tab-stops>
          <style:tab-stop style:position="9.991cm"/>
        </style:tab-stops>
      </style:paragraph-properties>
      <style:text-properties style:font-name="Times New Roman" fo:font-size="14pt" fo:language="uk" fo:country="UA" fo:font-weight="bold" officeooo:rsid="000552be" officeooo:paragraph-rsid="000e9f97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7.001cm" style:auto-text-indent="false" fo:background-color="transparent">
        <style:tab-stops>
          <style:tab-stop style:position="9.991cm"/>
        </style:tab-stops>
      </style:paragraph-properties>
      <style:text-properties style:font-name="Times New Roman" fo:font-size="14pt" fo:language="en" fo:country="US" officeooo:rsid="00037436" officeooo:paragraph-rsid="00037436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.499cm" style:auto-text-indent="false" fo:background-color="transparent">
        <style:tab-stops>
          <style:tab-stop style:position="9.991cm"/>
        </style:tab-stops>
      </style:paragraph-properties>
      <style:text-properties style:font-name="Times New Roman" fo:font-size="14pt" fo:language="en" fo:country="US" officeooo:rsid="00037436" officeooo:paragraph-rsid="00037436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9.991cm"/>
        </style:tab-stops>
      </style:paragraph-properties>
      <style:text-properties style:font-name="Times New Roman" fo:font-size="14pt" fo:language="en" fo:country="US" officeooo:rsid="00037436" officeooo:paragraph-rsid="00037436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9.991cm"/>
        </style:tab-stops>
      </style:paragraph-properties>
      <style:text-properties style:font-name="Times New Roman" fo:font-size="14pt" fo:language="en" fo:country="US" officeooo:rsid="00037436" officeooo:paragraph-rsid="000e9f97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7.001cm" style:auto-text-indent="false" fo:background-color="transparent">
        <style:tab-stops>
          <style:tab-stop style:position="9.991cm"/>
        </style:tab-stops>
      </style:paragraph-properties>
      <style:text-properties style:font-name="Times New Roman" fo:font-size="14pt" fo:language="uk" fo:country="UA" officeooo:rsid="00037436" officeooo:paragraph-rsid="00037436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11b672"/>
    </style:style>
    <style:style style:name="T4" style:family="text">
      <style:text-properties fo:language="uk" fo:country="UA" officeooo:rsid="0014f360"/>
    </style:style>
    <style:style style:name="T5" style:family="text">
      <style:text-properties officeooo:rsid="000552be"/>
    </style:style>
    <style:style style:name="T6" style:family="text">
      <style:text-properties officeooo:rsid="00091bd8"/>
    </style:style>
    <style:style style:name="T7" style:family="text">
      <style:text-properties officeooo:rsid="00117f89"/>
    </style:style>
    <style:style style:name="T8" style:family="text">
      <style:text-properties officeooo:rsid="0014f3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отиваційний лист</text:p>
      <text:p text:style-name="P1">Вступника на навчання для здобуття ступеня бакалавра</text:p>
      <text:p text:style-name="P1">зі спеціальністю 126 «Інформаційні системи і технології»</text:p>
      <text:p text:style-name="P2">Голові Приймальної комісії</text:p>
      <text:p text:style-name="P2">Закладу <text:span text:style-name="T6">перед</text:span>вищої освіти «Фаховий коледж </text:p>
      <text:p text:style-name="P2">технологій, бізнесу та права імені Лесі Українки» </text:p>
      <text:p text:style-name="P4"><text:s/><text:span text:style-name="T5">Щеблюку Станіславу Германовичу</text:span></text:p>
      <text:p text:style-name="P5"/>
      <text:p text:style-name="P3"><text:span text:style-name="T7">З</text:span>ахарчук Анастасія Сергіївна</text:p>
      <text:p text:style-name="P3">вул. Кравчука 9, <text:span text:style-name="T2">кв.</text:span><text:span text:style-name="T1">82,</text:span></text:p>
      <text:p text:style-name="P14">м.Луцьк, Волинська обл.</text:p>
      <text:p text:style-name="P10"><text:a xlink:type="simple" xlink:href="mailto:nastyazahc@gmail.com" text:style-name="Internet_20_link" text:visited-style-name="Visited_20_Internet_20_Link">nastyazahc@gmail.com</text:a>, 066-983-1922</text:p>
      <text:p text:style-name="P9">Шановний <text:s/>Станіславе Германовичу!</text:p>
      <text:p text:style-name="P13">Звертаюся до Вас з мотиваційним листом щодо вступу до Закладу <text:span text:style-name="T3">перед</text:span>вищої освіти «Фаховий коледж технологій, бізнесу та права імені Лесі Українки» для здобуття ступеня бакалавра за спеціальністю «Інформаційні системи і технології». З кожним роком наша країна все більше переходить у цифрову площину. Не залишилося жодної структури або підприємства, які б не використовували комп'ютерні технології. Професії програміста та системного адміністратора стають все більш престижними і затребуваними. Моя мета- популяризувати Україну у кіберпросторі, і я сподіваюся, що саме ваш коледж допоможе мені у здійсненні цього прагнення.</text:p>
      <text:p text:style-name="P11"/>
      <text:p text:style-name="P11">У 2024 році я закінчила КЗССО «Луцький ліцей №25» м. Луцька, отримавши свідоцтво з відзнакою. Під час навчання здобула треті місця на міських олімпіадах з біології та української мови і літератури. Активно брала участь у шкільному житті: організовувала благодійні акції, <text:span text:style-name="T4">збори коштів для хворої однокласниці, </text:span>походи до центру туризму, де опанувала навички надання першої домедичної допомоги. Була відзначена дипломом, як переможець обласного науково-пошукового конкурсу «Мій родовід» у 2023-2024 навчальному році. Це <text:soft-page-break/>дослідження власного походження стало для мене важливим досвідом, який розвинув мої навички пошуку й аналізу інформації. Математика й інформатика завжди давалися мені легко. Ще у початковій школі я брала участь у міських олімпіадах з цих предметів. Саме тоді зародилося моє захоплення інформаційними технологіями. Згодом я пройшла онлайн-курс Python та відвідала низку вебінарів і марафонів з англійської мови.</text:p>
      <text:p text:style-name="P12">Маю різноманітні захоплення: співи, плавання, волейбол, гімнастика. Проте особливе місце посідає кульова стрільба. П'ять разів брала участь у чемпіонаті України з цього виду спорту, здобувши перший дорослий розряд. У 2023 році отримала відзнаку «Кращий учень» КДЮСШ №1.</text:p>
      <text:p text:style-name="P11"/>
      <text:p text:style-name="P12">Вважаю, що навчання за напрямом «Інформаційні системи та технології» у вашому закладі закладе міцний фундамент для мого професійного зростання в ІТ-галузі. Мене приваблює можливість здобути практичні навички роботи з інноваційними технологіями та вивчити актуальні мови програмування під керівництвом досвідчених викладачів. Прагну стати частиною вашої освітньої спільноти та максимально розкрити свій потенціал у стінах Фахового коледжу технологій, бізнесу та права імені Лесі Українки.</text:p>
      <text:p text:style-name="P8">З повагою</text:p>
      <text:p text:style-name="P8">Захарчук Анастасія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9T15:37:34.982000000</meta:creation-date>
    <dc:date>2024-07-01T22:35:47.535000000</dc:date>
    <meta:editing-duration>PT2H19M51S</meta:editing-duration>
    <meta:editing-cycles>7</meta:editing-cycles>
    <meta:generator>LibreOffice/24.2.1.2$Windows_X86_64 LibreOffice_project/db4def46b0453cc22e2d0305797cf981b68ef5ac</meta:generator>
    <meta:document-statistic meta:table-count="0" meta:image-count="0" meta:object-count="0" meta:page-count="2" meta:paragraph-count="18" meta:word-count="364" meta:character-count="2746" meta:non-whitespace-character-count="2396"/>
  </office:meta>
</office:document-meta>
</file>